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ff3838"/>
    </style:style>
    <style:style style:name="T1" style:family="text">
      <style:text-properties officeooo:rsid="000a84d1" fo:background-color="#ff3838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root@localhost ~]# cd /tmp</text:p>
      <text:p text:style-name="Standard"/>
      <text:p text:style-name="P1">[root@localhost tmp]# ll</text:p>
      <text:p text:style-name="Standard"/>
      <text:p text:style-name="Standard">total 4640</text:p>
      <text:p text:style-name="Standard">drwxr-xr-x. 6 root <text:s/>root <text:s text:c="5"/>195 Jun <text:s/>7 03:23 ansible-tower-setup-3.8.6-2</text:p>
      <text:p text:style-name="Standard">-rw-r--r--. 1 root <text:s/>root <text:s/>4732436 Jun <text:s/>7 02:30 ansible-tower-setup-latest.tar.gz</text:p>
      <text:p text:style-name="Standard">-rw-------. 1 root <text:s/>root <text:s text:c="7"/>0 Jun <text:s/>7 03:23 awx-rsyslogd-stderr---supervisor-9y3_61xq.log</text:p>
      <text:p text:style-name="Standard">drwxr-xr-x. 2 root <text:s/>root <text:s text:c="6"/>18 Jun <text:s/>7 00:02 hsperfdata_root</text:p>
      <text:p text:style-name="Standard">-rwx------. 1 root <text:s/>root <text:s text:c="5"/>701 Jun <text:s/>7 00:13 ks-script-9bbtsymi</text:p>
      <text:p text:style-name="Standard">-rwx------. 1 root <text:s/>root <text:s text:c="4"/>1234 Jun <text:s/>7 00:13 ks-script-g7utgxjk</text:p>
      <text:p text:style-name="Standard">-rwx------. 1 root <text:s/>root <text:s text:c="5"/>291 Jun <text:s/>7 00:13 ks-script-y7qb5iij</text:p>
      <text:p text:style-name="Standard">-rw-------. 1 root <text:s/>root <text:s text:c="5"/>312 Jun <text:s/>7 03:23 master-event-listener-stdout---supervisor-6h4is9yc.log</text:p>
      <text:p text:style-name="Standard">drwx------. 2 irfan irfan <text:s text:c="5"/>48 Jun <text:s/>7 02:23 mozilla_irfan0</text:p>
      <text:p text:style-name="Standard">drwx------. 3 root <text:s/>root <text:s text:c="6"/>17 Jun <text:s/>7 02:57 systemd-private-367993a2effd41ca83908edaf59207a2-chronyd.service-Mxu77f</text:p>
      <text:p text:style-name="Standard">drwx------. 3 root <text:s/>root <text:s text:c="6"/>17 Jun <text:s/>7 02:58 systemd-private-367993a2effd41ca83908edaf59207a2-colord.service-kwCiWg</text:p>
      <text:p text:style-name="Standard">drwx------. 3 root <text:s/>root <text:s text:c="6"/>17 Jun <text:s/>7 02:58 systemd-private-367993a2effd41ca83908edaf59207a2-fwupd.service-DGiFIi</text:p>
      <text:p text:style-name="Standard">drwx------. 3 root <text:s/>root <text:s text:c="6"/>17 Jun <text:s/>7 02:58 systemd-private-367993a2effd41ca83908edaf59207a2-ModemManager.service-pyup2h</text:p>
      <text:p text:style-name="Standard">drwx------. 3 root <text:s/>root <text:s text:c="6"/>17 Jun <text:s/>7 03:23 systemd-private-367993a2effd41ca83908edaf59207a2-nginx.service-EyhJIg</text:p>
      <text:p text:style-name="Standard">drwx------. 3 root <text:s/>root <text:s text:c="6"/>17 Jun <text:s/>7 02:57 systemd-private-367993a2effd41ca83908edaf59207a2-rtkit-daemon.service-qAYwmi</text:p>
      <text:p text:style-name="Standard">drwx------. 3 root <text:s/>root <text:s text:c="6"/>31 Jun <text:s/>7 03:00 Temp-1fd33caf-0aa3-4b6e-b7cf-c7d657eda6bf</text:p>
      <text:p text:style-name="Standard">drwx------. 3 irfan irfan <text:s text:c="5"/>31 Jun <text:s/>7 01:39 Temp-2b2c1a87-8830-4c87-aec5-e2e05047c25e</text:p>
      <text:p text:style-name="Standard">drwx------. 2 root <text:s/>root <text:s text:c="7"/>6 Jun <text:s/>7 02:59 tracker-extract-files.0</text:p>
      <text:p text:style-name="Standard">drwx------. 2 irfan irfan <text:s text:c="6"/>6 Jun <text:s/>7 00:22 tracker-extract-files.1000</text:p>
      <text:p text:style-name="Standard">drwx------. 2 root <text:s/>root <text:s text:c="7"/>6 Jun <text:s/>7 00:14 vmware-root_987-4257200413</text:p>
      <text:p text:style-name="Standard"/>
      <text:p text:style-name="P1">[root@localhost tmp]# ll</text:p>
      <text:p text:style-name="Standard">total 4640</text:p>
      <text:p text:style-name="Standard">drwxr-xr-x. 6 root <text:s/>root <text:s text:c="5"/>195 Jun <text:s/>7 03:23 ansible-tower-setup-3.8.6-2</text:p>
      <text:p text:style-name="Standard">-rw-r--r--. 1 root <text:s/>root <text:s/>4732436 Jun <text:s/>7 02:30 ansible-tower-setup-latest.tar.gz</text:p>
      <text:p text:style-name="Standard">-rw-------. 1 root <text:s/>root <text:s text:c="7"/>0 Jun <text:s/>7 03:23 awx-rsyslogd-stderr---supervisor-9y3_61xq.log</text:p>
      <text:p text:style-name="Standard">drwxr-xr-x. 2 root <text:s/>root <text:s text:c="6"/>18 Jun <text:s/>7 00:02 hsperfdata_root</text:p>
      <text:p text:style-name="Standard">-rwx------. 1 root <text:s/>root <text:s text:c="5"/>701 Jun <text:s/>7 00:13 ks-script-9bbtsymi</text:p>
      <text:p text:style-name="Standard">-rwx------. 1 root <text:s/>root <text:s text:c="4"/>1234 Jun <text:s/>7 00:13 ks-script-g7utgxjk</text:p>
      <text:p text:style-name="Standard">-rwx------. 1 root <text:s/>root <text:s text:c="5"/>291 Jun <text:s/>7 00:13 ks-script-y7qb5iij</text:p>
      <text:p text:style-name="Standard">-rw-------. 1 root <text:s/>root <text:s text:c="5"/>312 Jun <text:s/>7 03:23 master-event-listener-stdout---supervisor-6h4is9yc.log</text:p>
      <text:p text:style-name="Standard">drwx------. 2 irfan irfan <text:s text:c="5"/>48 Jun <text:s/>7 02:23 mozilla_irfan0</text:p>
      <text:p text:style-name="Standard">drwx------. 3 root <text:s/>root <text:s text:c="6"/>17 Jun <text:s/>7 02:57 systemd-private-367993a2effd41ca83908edaf59207a2-chronyd.service-Mxu77f</text:p>
      <text:p text:style-name="Standard">drwx------. 3 root <text:s/>root <text:s text:c="6"/>17 Jun <text:s/>7 02:58 systemd-private-367993a2effd41ca83908edaf59207a2-colord.service-kwCiWg</text:p>
      <text:p text:style-name="Standard">drwx------. 3 root <text:s/>root <text:s text:c="6"/>17 Jun <text:s/>7 02:58 systemd-private-367993a2effd41ca83908edaf59207a2-fwupd.service-DGiFIi</text:p>
      <text:p text:style-name="Standard">drwx------. 3 root <text:s/>root <text:s text:c="6"/>17 Jun <text:s/>7 02:58 systemd-private-367993a2effd41ca83908edaf59207a2-ModemManager.service-pyup2h</text:p>
      <text:p text:style-name="Standard"><text:soft-page-break/>drwx------. 3 root <text:s/>root <text:s text:c="6"/>17 Jun <text:s/>7 03:23 systemd-private-367993a2effd41ca83908edaf59207a2-nginx.service-EyhJIg</text:p>
      <text:p text:style-name="Standard">drwx------. 3 root <text:s/>root <text:s text:c="6"/>17 Jun <text:s/>7 02:57 systemd-private-367993a2effd41ca83908edaf59207a2-rtkit-daemon.service-qAYwmi</text:p>
      <text:p text:style-name="Standard">drwx------. 3 root <text:s/>root <text:s text:c="6"/>31 Jun <text:s/>7 03:00 Temp-1fd33caf-0aa3-4b6e-b7cf-c7d657eda6bf</text:p>
      <text:p text:style-name="Standard">drwx------. 3 irfan irfan <text:s text:c="5"/>31 Jun <text:s/>7 01:39 Temp-2b2c1a87-8830-4c87-aec5-e2e05047c25e</text:p>
      <text:p text:style-name="Standard">drwx------. 2 root <text:s/>root <text:s text:c="7"/>6 Jun <text:s/>7 02:59 tracker-extract-files.0</text:p>
      <text:p text:style-name="Standard">drwx------. 2 irfan irfan <text:s text:c="6"/>6 Jun <text:s/>7 00:22 tracker-extract-files.1000</text:p>
      <text:p text:style-name="Standard">drwx------. 2 root <text:s/>root <text:s text:c="7"/>6 Jun <text:s/>7 00:14 vmware-root_987-4257200413</text:p>
      <text:p text:style-name="Standard"/>
      <text:p text:style-name="P1"/>
      <text:p text:style-name="Standard"/>
      <text:p text:style-name="Standard"/>
      <text:p text:style-name="Standard">[root@localhost tmp]# cd ansible-tower-setup-3.8.6-2</text:p>
      <text:p text:style-name="Standard">[root@localhost ansible-tower-setup-3.8.6-2]# ll</text:p>
      <text:p text:style-name="Standard">total 60</text:p>
      <text:p text:style-name="Standard">-rw-r--r--. <text:s/>1 root root <text:s text:c="2"/>626 May <text:s/>3 10:12 backup.yml</text:p>
      <text:p text:style-name="Standard">drwxr-xr-x. <text:s/>3 root root <text:s text:c="3"/>33 May <text:s/>3 10:15 collections</text:p>
      <text:p text:style-name="Standard">drwxr-xr-x. <text:s/>2 root root <text:s text:c="3"/>17 May <text:s/>3 10:15 group_vars</text:p>
      <text:p text:style-name="Standard">-rw-r--r--. <text:s/>1 root root <text:s/>8524 May <text:s/>3 10:12 install.yml</text:p>
      <text:p text:style-name="Standard">-rw-r--r--. <text:s/>1 root root <text:s/>3175 Jun <text:s/>7 03:09 inventory</text:p>
      <text:p text:style-name="Standard">drwxr-xr-x. <text:s/>3 root root <text:s/>8192 May <text:s/>3 10:15 licenses</text:p>
      <text:p text:style-name="Standard">-rw-r--r--. <text:s/>1 root root <text:s/>2506 May <text:s/>3 10:12 README.md</text:p>
      <text:p text:style-name="Standard">-rw-r--r--. <text:s/>1 root root <text:s/>1439 May <text:s/>3 10:12 rekey.yml</text:p>
      <text:p text:style-name="Standard">-rw-r--r--. <text:s/>1 root root <text:s/>3492 May <text:s/>3 10:12 restore.yml</text:p>
      <text:p text:style-name="Standard">drwxr-xr-x. 21 root root <text:s/>4096 May <text:s/>3 10:12 roles</text:p>
      <text:p text:style-name="Standard">-rwxr-xr-x. <text:s/>1 root root 11357 May <text:s/>3 10:12 setup.sh</text:p>
      <text:p text:style-name="Standard"/>
      <text:p text:style-name="Standard"/>
      <text:p text:style-name="Standard">[root@localhost ~]# cd Documents</text:p>
      <text:p text:style-name="Standard">[root@localhost Documents]# ll</text:p>
      <text:p text:style-name="Standard">total 0</text:p>
      <text:p text:style-name="Standard">[root@localhost Documents]# pwd</text:p>
      <text:p text:style-name="Standard">/root/Documents</text:p>
      <text:p text:style-name="Standard">[root@localhost Documents]# cd</text:p>
      <text:p text:style-name="Standard">[root@localhost ~]# vim hello.yml</text:p>
      <text:p text:style-name="Standard">[root@localhost ~]# ansible-playbook hello.yml --syntax-check</text:p>
      <text:p text:style-name="Standard">[WARNING]: provided hosts list is empty, only localhost is available. Note that</text:p>
      <text:p text:style-name="Standard">the implicit localhost does not match 'all'</text:p>
      <text:p text:style-name="Standard"/>
      <text:p text:style-name="Standard">playbook: hello.yml</text:p>
      <text:p text:style-name="Standard">[root@localhost ~]# vim /etc/host</text:p>
      <text:p text:style-name="Standard">[root@localhost ~]# vim /etc/ansible/hosts</text:p>
      <text:p text:style-name="Standard">[root@localhost ~]# ip a</text:p>
      <text:p text:style-name="Standard">1: lo: &lt;LOOPBACK,UP,LOWER_UP&gt; mtu 65536 qdisc noqueue state UNKNOWN group default qlen 1000</text:p>
      <text:p text:style-name="Standard"><text:s text:c="4"/>link/loopback 00:00:00:00:00:00 brd 00:00:00:00:00:00</text:p>
      <text:p text:style-name="Standard"><text:s text:c="4"/>inet 127.0.0.1/8 scope host lo</text:p>
      <text:p text:style-name="Standard"><text:s text:c="7"/>valid_lft forever preferred_lft forever</text:p>
      <text:p text:style-name="Standard"><text:s text:c="4"/>inet6 ::1/128 scope host </text:p>
      <text:p text:style-name="Standard"><text:s text:c="7"/>valid_lft forever preferred_lft forever</text:p>
      <text:p text:style-name="Standard"><text:soft-page-break/>2: ens160: &lt;BROADCAST,MULTICAST,UP,LOWER_UP&gt; mtu 1500 qdisc mq state UP group default qlen 1000</text:p>
      <text:p text:style-name="Standard"><text:s text:c="4"/>link/ether 00:0c:29:12:85:1e brd ff:ff:ff:ff:ff:ff</text:p>
      <text:p text:style-name="Standard"><text:s text:c="4"/>inet 192.168.29.9/24 brd 192.168.29.255 scope global noprefixroute ens160</text:p>
      <text:p text:style-name="Standard"><text:s text:c="7"/>valid_lft forever preferred_lft forever</text:p>
      <text:p text:style-name="Standard"><text:s text:c="4"/>inet6 2405:201:c002:5080:20c:29ff:fe12:851e/64 scope global dynamic noprefixroute </text:p>
      <text:p text:style-name="Standard"><text:s text:c="7"/>valid_lft 3596sec preferred_lft 3596sec</text:p>
      <text:p text:style-name="Standard"><text:s text:c="4"/>inet6 fe80::20c:29ff:fe12:851e/64 scope link noprefixroute </text:p>
      <text:p text:style-name="Standard"><text:s text:c="7"/>valid_lft forever preferred_lft forever</text:p>
      <text:p text:style-name="Standard">3: virbr0: &lt;NO-CARRIER,BROADCAST,MULTICAST,UP&gt; mtu 1500 qdisc noqueue state DOWN group default qlen 1000</text:p>
      <text:p text:style-name="Standard"><text:s text:c="4"/>link/ether 52:54:00:61:21:e9 brd ff:ff:ff:ff:ff:ff</text:p>
      <text:p text:style-name="Standard"><text:s text:c="4"/>inet 192.168.122.1/24 brd 192.168.122.255 scope global virbr0</text:p>
      <text:p text:style-name="Standard"><text:s text:c="7"/>valid_lft forever preferred_lft forever</text:p>
      <text:p text:style-name="Standard">[root@localhost ~]# vim /etc/ansible/hosts <text:s text:c="3"/><text:span text:style-name="T1">we have to add “localhost” here</text:span></text:p>
      <text:p text:style-name="Standard">[root@localhost ~]# ansible-playbook hello.yml --syntax-check</text:p>
      <text:p text:style-name="Standard"/>
      <text:p text:style-name="Standard"/>
      <text:p text:style-name="Standard">playbook: hello.yml</text:p>
      <text:p text:style-name="Standard">[root@localhost ~]# </text:p>
      <text:p text:style-name="Standard">[root@localhost ~]# ansible-playbook hello.yml </text:p>
      <text:p text:style-name="Standard"/>
      <text:p text:style-name="Standard">PLAY [This is a hello-world example] *******************************************</text:p>
      <text:p text:style-name="Standard"/>
      <text:p text:style-name="Standard">TASK [Gathering Facts] *********************************************************</text:p>
      <text:p text:style-name="Standard">ok: [localhost]</text:p>
      <text:p text:style-name="Standard"/>
      <text:p text:style-name="Standard">TASK [Create a file] ***********************************************************</text:p>
      <text:p text:style-name="Standard">changed: [localhost]</text:p>
      <text:p text:style-name="Standard"/>
      <text:p text:style-name="Standard">PLAY RECAP *********************************************************************</text:p>
      <text:p text:style-name="Standard">localhost <text:s text:c="17"/>: ok=2 <text:s text:c="3"/>changed=1 <text:s text:c="3"/>unreachable=0 <text:s text:c="3"/>failed=0 <text:s text:c="3"/>skipped=0 <text:s text:c="3"/>rescued=0 <text:s text:c="3"/>ignored=0 <text:s text:c="2"/></text:p>
      <text:p text:style-name="Standard"/>
      <text:p text:style-name="Standard">[root@localhost ~]# cd /var/lib/awx/projects</text:p>
      <text:p text:style-name="Standard">[root@localhost projects]# ll</text:p>
      <text:p text:style-name="Standard">total 0</text:p>
      <text:p text:style-name="Standard">[root@localhost projects]# vim apache.yml</text:p>
      <text:p text:style-name="Standard">[root@localhost projects]# ansible-playbook apache.yml --syntax-check</text:p>
      <text:p text:style-name="Standard">ERROR! We were unable to read either as JSON nor YAML, these are the errors we got from each:</text:p>
      <text:p text:style-name="Standard">JSON: Expecting value: line 1 column 1 (char 0)</text:p>
      <text:p text:style-name="Standard"/>
      <text:p text:style-name="Standard">Syntax Error while loading YAML.</text:p>
      <text:p text:style-name="Standard"><text:s text:c="2"/>could not find expected ':'</text:p>
      <text:p text:style-name="Standard"/>
      <text:p text:style-name="Standard">The error appears to be in '/var/lib/awx/projects/apache.yml': line 9, column 1, but may</text:p>
      <text:p text:style-name="Standard">be elsewhere in the file depending on the exact syntax problem.</text:p>
      <text:p text:style-name="Standard"/>
      <text:p text:style-name="Standard">The offending line appears to be:</text:p>
      <text:p text:style-name="Standard"/>
      <text:p text:style-name="Standard"><text:s text:c="8"/>---</text:p>
      <text:p text:style-name="Standard"><text:soft-page-break/>- name: Start service httpd, if not started</text:p>
      <text:p text:style-name="Standard">^ here</text:p>
      <text:p text:style-name="Standard">[root@localhost projects]# vim apache.yml</text:p>
      <text:p text:style-name="Standard">[root@localhost projects]# ansible-playbook apache.yml --syntax-check</text:p>
      <text:p text:style-name="Standard">ERROR! 'service' is not a valid attribute for a Play</text:p>
      <text:p text:style-name="Standard"/>
      <text:p text:style-name="Standard">The error appears to be in '/var/lib/awx/projects/apache.yml': line 9, column 3, but may</text:p>
      <text:p text:style-name="Standard">be elsewhere in the file depending on the exact syntax problem.</text:p>
      <text:p text:style-name="Standard"/>
      <text:p text:style-name="Standard">The offending line appears to be:</text:p>
      <text:p text:style-name="Standard"/>
      <text:p text:style-name="Standard"><text:s text:c="8"/>state: latest</text:p>
      <text:p text:style-name="Standard">- name: Start service httpd, if not started</text:p>
      <text:p text:style-name="Standard"><text:s text:c="2"/>^ here</text:p>
      <text:p text:style-name="Standard">[root@localhost projects]# vim apache.yml</text:p>
      <text:p text:style-name="Standard">[root@localhost projects]# ansible-playbook apache.yml --syntax-check</text:p>
      <text:p text:style-name="Standard"/>
      <text:p text:style-name="Standard">playbook: apache.yml</text:p>
      <text:p text:style-name="Standard">[root@localhost projects]# ansible-playbook apache.yml </text:p>
      <text:p text:style-name="Standard"/>
      <text:p text:style-name="Standard">PLAY [install Apache webserver] ************************************************</text:p>
      <text:p text:style-name="Standard"/>
      <text:p text:style-name="Standard">TASK [Gathering Facts] *********************************************************</text:p>
      <text:p text:style-name="Standard">ok: [localhost]</text:p>
      <text:p text:style-name="Standard"/>
      <text:p text:style-name="Standard">TASK [install Apache webserver] ************************************************</text:p>
      <text:p text:style-name="Standard">[WARNING]: Updating cache and auto-installing missing dependency: python3-apt</text:p>
      <text:p text:style-name="Standard">fatal: [localhost]: FAILED! =&gt; {"changed": false, "cmd": "apt-get update", "msg": "[Errno 2] No such file or directory: b'apt-get'", "rc": 2, "stderr": "", "stderr_lines": [], "stdout": "", "stdout_lines": []}</text:p>
      <text:p text:style-name="Standard"/>
      <text:p text:style-name="Standard">PLAY RECAP *********************************************************************</text:p>
      <text:p text:style-name="Standard">localhost <text:s text:c="17"/>: ok=1 <text:s text:c="3"/>changed=0 <text:s text:c="3"/>unreachable=0 <text:s text:c="3"/>failed=1 <text:s text:c="3"/>skipped=0 <text:s text:c="3"/>rescued=0 <text:s text:c="3"/>ignored=0 <text:s text:c="2"/></text:p>
      <text:p text:style-name="Standard"/>
      <text:p text:style-name="Standard">[root@localhost projects]# vim apache.yml</text:p>
      <text:p text:style-name="Standard">[root@localhost projects]# ansible-playbook apache.yml </text:p>
      <text:p text:style-name="Standard"/>
      <text:p text:style-name="Standard">PLAY [install Apache webserver] ************************************************</text:p>
      <text:p text:style-name="Standard"/>
      <text:p text:style-name="Standard">TASK [Gathering Facts] *********************************************************</text:p>
      <text:p text:style-name="Standard">ok: [localhost]</text:p>
      <text:p text:style-name="Standard"/>
      <text:p text:style-name="Standard">TASK [install Apache webserver] ************************************************</text:p>
      <text:p text:style-name="Standard">fatal: [localhost]: FAILED! =&gt; {"changed": false, "failures": ["No package apache2 available."], "msg": "Failed to install some of the specified packages", "rc": 1, "results": []}</text:p>
      <text:p text:style-name="Standard"/>
      <text:p text:style-name="Standard">PLAY RECAP *********************************************************************</text:p>
      <text:p text:style-name="Standard">localhost <text:s text:c="17"/>: ok=1 <text:s text:c="3"/>changed=0 <text:s text:c="3"/>unreachable=0 <text:s text:c="3"/>failed=1 <text:s text:c="3"/>skipped=0 <text:s text:c="3"/>rescued=0 <text:s text:c="3"/>ignored=0 <text:s text:c="2"/></text:p>
      <text:p text:style-name="Standard"><text:soft-page-break/></text:p>
      <text:p text:style-name="Standard">[root@localhost projects]# yum update</text:p>
      <text:p text:style-name="Standard">Updating Subscription Management repositories.</text:p>
      <text:p text:style-name="Standard">Last metadata expiration check: 0:02:37 ago on Tue 07 Jun 2022 04:52:50 AM PDT.</text:p>
      <text:p text:style-name="Standard">Dependencies resolved.</text:p>
      <text:p text:style-name="Standard">================================================================================</text:p>
      <text:p text:style-name="Standard"><text:s/>Package <text:s text:c="9"/>Arch <text:s text:c="2"/>Version <text:s text:c="8"/>Repository <text:s text:c="23"/>Size</text:p>
      <text:p text:style-name="Standard">================================================================================</text:p>
      <text:p text:style-name="Standard">Upgrading:</text:p>
      <text:p text:style-name="Standard"><text:s/>firefox <text:s text:c="9"/>x86_64 91.10.0-1.el8_6 rhel-8-for-x86_64-appstream-rpms 106 M</text:p>
      <text:p text:style-name="Standard"><text:s/>gzip <text:s text:c="12"/>x86_64 1.9-13.el8_5 <text:s text:c="3"/>rhel-8-for-x86_64-baseos-rpms <text:s text:c="3"/>167 k</text:p>
      <text:p text:style-name="Standard"><text:s/>ibus <text:s text:c="12"/>x86_64 1.5.19-14.el8_5 rhel-8-for-x86_64-appstream-rpms 9.1 M</text:p>
      <text:p text:style-name="Standard"><text:s/>ibus-gtk2 <text:s text:c="7"/>x86_64 1.5.19-14.el8_5 rhel-8-for-x86_64-appstream-rpms <text:s/>62 k</text:p>
      <text:p text:style-name="Standard"><text:s/>ibus-gtk3 <text:s text:c="7"/>x86_64 1.5.19-14.el8_5 rhel-8-for-x86_64-appstream-rpms <text:s/>63 k</text:p>
      <text:p text:style-name="Standard"><text:s/>ibus-libs <text:s text:c="7"/>x86_64 1.5.19-14.el8_5 rhel-8-for-x86_64-appstream-rpms 265 k</text:p>
      <text:p text:style-name="Standard"><text:s/>ibus-setup <text:s text:c="6"/>noarch 1.5.19-14.el8_5 rhel-8-for-x86_64-appstream-rpms <text:s/>97 k</text:p>
      <text:p text:style-name="Standard"><text:s/>java-1.8.0-openjdk</text:p>
      <text:p text:style-name="Standard"><text:s text:c="18"/>x86_64 1:1.8.0.332.b09-2.el8_6</text:p>
      <text:p text:style-name="Standard">.x86_64 <text:s text:c="47"/></text:p>
      <text:p text:style-name="Standard"><text:s text:c="2"/>sssd-krb5-common-2.6.2-4.el8_6.x86_64 <text:s text:c="40"/></text:p>
      <text:p text:style-name="Standard"><text:s text:c="2"/>sssd-ldap-2.6.2-4.el8_6.x86_64 <text:s text:c="47"/></text:p>
      <text:p text:style-name="Standard"><text:s text:c="2"/>sssd-nfs-idmap-2.6.2-4.el8_6.x86_64 <text:s text:c="42"/></text:p>
      <text:p text:style-name="Standard"><text:s text:c="2"/>sssd-proxy-2.6.2-4.el8_6.x86_64 <text:s text:c="46"/></text:p>
      <text:p text:style-name="Standard"/>
      <text:p text:style-name="Standard">Complete!</text:p>
      <text:p text:style-name="Standard"/>
      <text:p text:style-name="P2">[root@localhost projects]# yum install platform-python</text:p>
      <text:p text:style-name="Standard">Updating Subscription Management repositories.</text:p>
      <text:p text:style-name="Standard">Last metadata expiration check: 0:05:37 ago on Tue 07 Jun 2022 04:52:50 AM PDT.</text:p>
      <text:p text:style-name="Standard">Package platform-python-3.6.8-45.el8.x86_64 is already installed.</text:p>
      <text:p text:style-name="Standard">Dependencies resolved.</text:p>
      <text:p text:style-name="Standard">Nothing to do.</text:p>
      <text:p text:style-name="Standard">Complete!</text:p>
      <text:p text:style-name="Standard"/>
      <text:p text:style-name="Standard">[root@localhost projects]# ansible-playbook apache.yml </text:p>
      <text:p text:style-name="Standard"/>
      <text:p text:style-name="Standard">PLAY [install Apache webserver] ************************************************</text:p>
      <text:p text:style-name="Standard"/>
      <text:p text:style-name="Standard">TASK [Gathering Facts] *********************************************************</text:p>
      <text:p text:style-name="Standard">ok: [localhost]</text:p>
      <text:p text:style-name="Standard"/>
      <text:p text:style-name="Standard">TASK [install Apache webserver] ************************************************</text:p>
      <text:p text:style-name="Standard">fatal: [localhost]: FAILED! =&gt; {"changed": false, "failures": ["No package apache2 available."], "msg": "Failed to install some of the specified packages", "rc": 1, "results": []}</text:p>
      <text:p text:style-name="Standard"/>
      <text:p text:style-name="Standard">PLAY RECAP *********************************************************************</text:p>
      <text:p text:style-name="Standard">localhost <text:s text:c="17"/>: ok=1 <text:s text:c="3"/>changed=0 <text:s text:c="3"/>unreachable=0 <text:s text:c="3"/>failed=1 <text:s text:c="3"/>skipped=0 <text:s text:c="3"/>rescued=0 <text:s text:c="3"/>ignored=0 <text:s text:c="2"/></text:p>
      <text:p text:style-name="Standard"/>
      <text:p text:style-name="Standard"><text:soft-page-break/></text:p>
      <text:p text:style-name="Standard">J</text:p>
      <text:p text:style-name="Standard"/>
      <text:p text:style-name="Standard">[root@localhost projects]# cd</text:p>
      <text:p text:style-name="Standard">[root@localhost ~]# ip a</text:p>
      <text:p text:style-name="Standard">1: lo: &lt;LOOPBACK,UP,LOWER_UP&gt; mtu 65536 qdisc noqueue state UNKNOWN group default qlen 1000</text:p>
      <text:p text:style-name="Standard"><text:s text:c="4"/>link/loopback 00:00:00:00:00:00 brd 00:00:00:00:00:00</text:p>
      <text:p text:style-name="Standard"><text:s text:c="4"/>inet 127.0.0.1/8 scope host lo</text:p>
      <text:p text:style-name="Standard"><text:s text:c="7"/>valid_lft forever preferred_lft forever</text:p>
      <text:p text:style-name="Standard"><text:s text:c="4"/>inet6 ::1/128 scope host </text:p>
      <text:p text:style-name="Standard"><text:s text:c="7"/>valid_lft forever preferred_lft forever</text:p>
      <text:p text:style-name="Standard">2: ens160: &lt;BROADCAST,MULTICAST,UP,LOWER_UP&gt; mtu 1500 qdisc mq state UP group default qlen 1000</text:p>
      <text:p text:style-name="Standard"><text:s text:c="4"/>link/ether 00:0c:29:12:85:1e brd ff:ff:ff:ff:ff:ff</text:p>
      <text:p text:style-name="Standard"><text:s text:c="4"/>inet 192.168.29.9/24 brd 192.168.29.255 scope global noprefixroute ens160</text:p>
      <text:p text:style-name="Standard"><text:s text:c="7"/>valid_lft forever preferred_lft forever</text:p>
      <text:p text:style-name="Standard"><text:s text:c="4"/>inet6 2405:201:c002:5080:20c:29ff:fe12:851e/64 scope global dynamic noprefixroute </text:p>
      <text:p text:style-name="Standard"><text:s text:c="7"/>valid_lft 3595sec preferred_lft 3595sec</text:p>
      <text:p text:style-name="Standard"><text:s text:c="4"/>inet6 fe80::20c:29ff:fe12:851e/64 scope link noprefixroute </text:p>
      <text:p text:style-name="Standard"><text:s text:c="7"/>valid_lft forever preferred_lft forever</text:p>
      <text:p text:style-name="Standard">3: virbr0: &lt;NO-CARRIER,BROADCAST,MULTICAST,UP&gt; mtu 1500 qdisc noqueue state DOWN group default qlen 1000</text:p>
      <text:p text:style-name="Standard"><text:s text:c="4"/>link/ether 52:54:00:61:21:e9 brd ff:ff:ff:ff:ff:ff</text:p>
      <text:p text:style-name="Standard"><text:s text:c="4"/>inet 192.168.122.1/24 brd 192.168.122.255 scope global virbr0</text:p>
      <text:p text:style-name="Standard"><text:s text:c="7"/>valid_lft forever preferred_lft forever</text:p>
      <text:p text:style-name="Standard">[root@localhost ~]# </text:p>
      <text:p text:style-name="P2">[root@localhost ~]# semanage port -l | grep "http"</text:p>
      <text:p text:style-name="Standard">http_cache_port_t <text:s text:c="13"/>tcp <text:s text:c="5"/>8080, 8118, 8123, 10001-10010</text:p>
      <text:p text:style-name="Standard">http_cache_port_t <text:s text:c="13"/>udp <text:s text:c="5"/>3130</text:p>
      <text:p text:style-name="Standard">http_port_t <text:s text:c="19"/>tcp <text:s text:c="5"/>80, 81, 443, 488, 8008, 8009, 8443, 9000</text:p>
      <text:p text:style-name="Standard">pegasus_http_port_t <text:s text:c="11"/>tcp <text:s text:c="5"/>5988</text:p>
      <text:p text:style-name="Standard">pegasus_https_port_t <text:s text:c="10"/>tcp <text:s text:c="5"/>5989</text:p>
      <text:p text:style-name="Standard">[root@localhost ~]# semanage port -l | grep "nginx"</text:p>
      <text:p text:style-name="Standard">[root@localhost ~]# semanage port -l | grep "ngnix"</text:p>
      <text:p text:style-name="Standard">[root@localhost ~]# netstat</text:p>
      <text:p text:style-name="Standard">Active Internet connections (w/o servers)</text:p>
      <text:p text:style-name="Standard">Proto Recv-Q Send-Q Local Address <text:s text:c="10"/>Foreign Address <text:s text:c="8"/>State <text:s text:c="5"/></text:p>
      <text:p text:style-name="Standard">tcp <text:s text:c="7"/>0 <text:s text:c="5"/>0 localhost.localdo:57272 a104-65-77-45.dep:https ESTABLISHED</text:p>
      <text:p text:style-name="Standard">tcp <text:s text:c="7"/>0 <text:s text:c="5"/>0 localhost:postgres <text:s text:c="5"/>localhost:50332 <text:s text:c="8"/>ESTABLISHED</text:p>
      <text:p text:style-name="Standard">tcp <text:s text:c="7"/>0 <text:s text:c="5"/>0 localhost:postgres <text:s text:c="5"/>localhost:53956 <text:s text:c="8"/>ESTABLISHED</text:p>
      <text:p text:style-name="Standard">tcp <text:s text:c="7"/>0 <text:s text:c="5"/>0 localhost.localdo:50972 ec2-34-206-251-4.:https ESTABLISHED</text:p>
      <text:p text:style-name="Standard">tcp <text:s text:c="7"/>0 <text:s text:c="5"/>0 localhost:postgres <text:s text:c="5"/>localhost:50120 <text:s text:c="8"/>ESTABLISHED</text:p>
      <text:p text:style-name="Standard">tcp <text:s text:c="7"/>1 <text:s text:c="5"/>0 localhost.localdo:45394 master3.openshift:https CLOSE_WAIT </text:p>
      <text:p text:style-name="Standard">tcp <text:s text:c="7"/>0 <text:s text:c="5"/>0 localhost:postgres <text:s text:c="5"/>localhost:53946 <text:s text:c="8"/>ESTABLISHED</text:p>
      <text:p text:style-name="Standard">tcp <text:s text:c="7"/>0 <text:s text:c="5"/>0 localhost:53940 <text:s text:c="8"/>localhost:postgres <text:s text:c="5"/>TIME_WAIT <text:s/></text:p>
      <text:p text:style-name="Standard">tcp <text:s text:c="7"/>0 <text:s text:c="5"/>0 localhost:53950 <text:s text:c="8"/>localhost:postgres <text:s text:c="5"/>TIME_WAIT <text:s/></text:p>
      <text:p text:style-name="Standard">tcp <text:s text:c="7"/>0 <text:s text:c="5"/>0 localhost:50114 <text:s text:c="8"/>localhost:postgres <text:s text:c="5"/>ESTABLISHED</text:p>
      <text:p text:style-name="Standard">tcp <text:s text:c="7"/>0 <text:s text:c="5"/>0 localhost:50116 <text:s text:c="8"/>localhost:postgres <text:s text:c="5"/>ESTABLISHED</text:p>
      <text:p text:style-name="Standard">tcp <text:s text:c="7"/>0 <text:s text:c="5"/>0 localhost:50120 <text:s text:c="8"/>localhost:postgres <text:s text:c="5"/>ESTABLISHED</text:p>
      <text:p text:style-name="Standard">tcp <text:s text:c="7"/>0 <text:s text:c="5"/>0 localhost:53956 <text:s text:c="8"/>localhost:postgres <text:s text:c="5"/>ESTABLISHED</text:p>
      <text:p text:style-name="Standard">tcp <text:s text:c="7"/>0 <text:s text:c="5"/>0 localhost:53944 <text:s text:c="8"/>localhost:postgres <text:s text:c="5"/>TIME_WAIT <text:s/></text:p>
      <text:p text:style-name="Standard"><text:soft-page-break/>tcp <text:s text:c="7"/>0 <text:s text:c="5"/>0 localhost:53928 <text:s text:c="8"/>localhost:postgres <text:s text:c="5"/>ESTABLISHED</text:p>
      <text:p text:style-name="Standard">tcp <text:s text:c="7"/>0 <text:s text:c="5"/>0 localhost.localdo:60524 ec2-52-19-31-133.:https ESTABLISHED</text:p>
      <text:p text:style-name="Standard">tcp <text:s text:c="7"/>0 <text:s text:c="5"/>0 localhost.localdo:38690 ec2-54-85-240-191:https ESTABLISHED</text:p>
      <text:p text:style-name="Standard">tcp <text:s text:c="7"/>0 <text:s text:c="5"/>0 localhost:53938 <text:s text:c="8"/>localhost:postgres <text:s text:c="5"/>TIME_WAIT <text:s/></text:p>
      <text:p text:style-name="Standard">tcp <text:s text:c="7"/>0 <text:s text:c="5"/>0 localhost:53936 <text:s text:c="8"/>localhost:postgres <text:s text:c="5"/>TIME_WAIT <text:s/></text:p>
      <text:p text:style-name="Standard">tcp <text:s text:c="7"/>0 <text:s text:c="5"/>0 localhost:53910 <text:s text:c="8"/>localhost:postgres <text:s text:c="5"/>TIME_WAIT <text:s/></text:p>
      <text:p text:style-name="Standard">tcp <text:s text:c="7"/>0 <text:s text:c="5"/>0 localhost:50332 <text:s text:c="8"/>localhost:postgres <text:s text:c="5"/>ESTABLISHED</text:p>
      <text:p text:style-name="Standard">tcp <text:s text:c="7"/>0 <text:s text:c="5"/>0 localhost:53958 <text:s text:c="8"/>localhost:postgres <text:s text:c="5"/>ESTABLISHED</text:p>
      <text:p text:style-name="Standard">tcp <text:s text:c="7"/>0 <text:s text:c="5"/>0 localhost:53948 <text:s text:c="8"/>localhost:postgres <text:s text:c="5"/>TIME_WAIT <text:s/></text:p>
      <text:p text:style-name="Standard">tcp <text:s text:c="7"/>0 <text:s text:c="5"/>0 localhost:postgres <text:s text:c="5"/>localhost:53928 <text:s text:c="8"/>ESTABLISHED</text:p>
      <text:p text:style-name="Standard">tcp <text:s text:c="7"/>0 <text:s text:c="5"/>0 localhost:53960 <text:s text:c="8"/>localhost:postgres <text:s text:c="5"/>TIME_WAIT <text:s/></text:p>
      <text:p text:style-name="Standard">tcp <text:s text:c="7"/>0 <text:s text:c="5"/>0 localhost.localdo:37502 ec2-44-238-202-79:https ESTABLISHED</text:p>
      <text:p text:style-name="Standard">tcp <text:s text:c="7"/>0 <text:s text:c="5"/>0 localhost:53954 <text:s text:c="8"/>localhost:postgres <text:s text:c="5"/>TIME_WAIT <text:s/></text:p>
      <text:p text:style-name="Standard">tcp <text:s text:c="7"/>0 <text:s text:c="5"/>0 localhost:postgres <text:s text:c="5"/>localhost:50352 <text:s text:c="8"/>ESTABLISHED</text:p>
      <text:p text:style-name="Standard">tcp <text:s text:c="7"/>0 <text:s text:c="5"/>0 localhost:50352 <text:s text:c="8"/>localhost:postgres <text:s text:c="5"/>ESTABLISHED</text:p>
      <text:p text:style-name="Standard">tcp <text:s text:c="7"/>0 <text:s text:c="5"/>0 localhost:postgres <text:s text:c="5"/>localhost:50114 <text:s text:c="8"/>ESTABLISHED</text:p>
      <text:p text:style-name="Standard">tcp <text:s text:c="7"/>0 <text:s text:c="5"/>0 localhost:53952 <text:s text:c="8"/>localhost:postgres <text:s text:c="5"/>TIME_WAIT <text:s/></text:p>
      <text:p text:style-name="Standard">tcp <text:s text:c="7"/>0 <text:s text:c="5"/>0 localhost:postgres <text:s text:c="5"/>localhost:53958 <text:s text:c="8"/>ESTABLISHED</text:p>
      <text:p text:style-name="Standard">tcp <text:s text:c="7"/>0 <text:s text:c="5"/>0 localhost:53942 <text:s text:c="8"/>localhost:postgres <text:s text:c="5"/>TIME_WAIT <text:s/></text:p>
      <text:p text:style-name="Standard"/>
      <text:p text:style-name="Standard"/>
      <text:p text:style-name="Standard"/>
      <text:p text:style-name="Standard"/>
      <text:p text:style-name="Standard"/>
      <text:p text:style-name="Standard">u</text:p>
      <text:p text:style-name="Standard">unix <text:s/>3 <text:s text:c="5"/>[ ] <text:s text:c="8"/>STREAM <text:s text:c="4"/>CONNECTED <text:s text:c="4"/>27399 <text:s text:c="3"/>/run/systemd/journal/stdout</text:p>
      <text:p text:style-name="Standard">Active Bluetooth connections (w/o servers)</text:p>
      <text:p text:style-name="Standard">Proto <text:s/>Destination <text:s text:c="6"/>Source <text:s text:c="11"/>State <text:s text:c="8"/>PSM DCID <text:s text:c="2"/>SCID <text:s text:c="5"/>IMTU <text:s text:c="3"/>OMTU Security</text:p>
      <text:p text:style-name="Standard">Proto <text:s/>Destination <text:s text:c="6"/>Source <text:s text:c="11"/>State <text:s text:c="4"/>Channel</text:p>
      <text:p text:style-name="Standard">[root@localhost ~]# netstat -ln</text:p>
      <text:p text:style-name="Standard">Active Internet connections (only servers)</text:p>
      <text:p text:style-name="Standard">Proto Recv-Q Send-Q Local Address <text:s text:c="10"/>Foreign Address <text:s text:c="8"/>State <text:s text:c="5"/></text:p>
      <text:p text:style-name="Standard">tcp <text:s text:c="7"/>0 <text:s text:c="5"/>0 0.0.0.0:111 <text:s text:c="12"/>0.0.0.0:* <text:s text:c="14"/>LISTEN <text:s text:c="4"/></text:p>
      <text:p text:style-name="Standard">tcp <text:s text:c="7"/>0 <text:s text:c="5"/>0 0.0.0.0:80 <text:s text:c="13"/>0.0.0.0:* <text:s text:c="14"/>LISTEN <text:s text:c="4"/></text:p>
      <text:p text:style-name="Standard">tcp <text:s text:c="7"/>0 <text:s text:c="5"/>0 192.168.122.1:53 <text:s text:c="7"/>0.0.0.0:* <text:s text:c="14"/>LISTEN <text:s text:c="4"/></text:p>
      <text:p text:style-name="Standard">tcp <text:s text:c="7"/>0 <text:s text:c="5"/>0 0.0.0.0:22 <text:s text:c="13"/>0.0.0.0:* <text:s text:c="14"/>LISTEN <text:s text:c="4"/></text:p>
      <text:p text:style-name="Standard">tcp <text:s text:c="7"/>0 <text:s text:c="5"/>0 127.0.0.1:631 <text:s text:c="10"/>0.0.0.0:* <text:s text:c="14"/>LISTEN <text:s text:c="4"/></text:p>
      <text:p text:style-name="Standard">tcp <text:s text:c="7"/>0 <text:s text:c="5"/>0 0.0.0.0:5432 <text:s text:c="11"/>0.0.0.0:* <text:s text:c="14"/>LISTEN <text:s text:c="4"/></text:p>
      <text:p text:style-name="Standard">tcp <text:s text:c="7"/>0 <text:s text:c="5"/>0 0.0.0.0:443 <text:s text:c="12"/>0.0.0.0:* <text:s text:c="14"/>LISTEN <text:s text:c="4"/></text:p>
      <text:p text:style-name="Standard">tcp6 <text:s text:c="6"/>0 <text:s text:c="5"/>0 :::111 <text:s text:c="17"/>:::* <text:s text:c="19"/>LISTEN <text:s text:c="4"/></text:p>
      <text:p text:style-name="Standard">tcp6 <text:s text:c="6"/>0 <text:s text:c="5"/>0 :::80 <text:s text:c="18"/>:::* <text:s text:c="19"/>LISTEN <text:s text:c="4"/></text:p>
      <text:p text:style-name="Standard">tcp6 <text:s text:c="6"/>0 <text:s text:c="5"/>0 :::22 <text:s text:c="18"/>:::* <text:s text:c="19"/>LISTEN <text:s text:c="4"/></text:p>
      <text:p text:style-name="Standard">tcp6 <text:s text:c="6"/>0 <text:s text:c="5"/>0 ::1:631 <text:s text:c="16"/>:::* <text:s text:c="19"/>LISTEN <text:s text:c="4"/></text:p>
      <text:p text:style-name="Standard">tcp6 <text:s text:c="6"/>0 <text:s text:c="5"/>0 :::5432 <text:s text:c="16"/>:::* <text:s text:c="19"/>LISTEN <text:s text:c="4"/></text:p>
      <text:p text:style-name="Standard">tcp6 <text:s text:c="6"/>0 <text:s text:c="5"/>0 :::443 <text:s text:c="17"/>:::* <text:s text:c="19"/>LISTEN <text:s text:c="4"/></text:p>
      <text:p text:style-name="Standard">udp <text:s text:c="7"/>0 <text:s text:c="5"/>0 0.0.0.0:48162 <text:s text:c="10"/>0.0.0.0:* <text:s text:c="25"/></text:p>
      <text:p text:style-name="Standard">udp <text:s text:c="7"/>0 <text:s text:c="5"/>0 192.168.122.1:53 <text:s text:c="7"/>0.0.0.0:* <text:s text:c="25"/></text:p>
      <text:p text:style-name="Standard">udp <text:s text:c="7"/>0 <text:s text:c="5"/>0 0.0.0.0:67 <text:s text:c="13"/>0.0.0.0:* <text:s text:c="25"/></text:p>
      <text:p text:style-name="Standard">udp <text:s text:c="7"/>0 <text:s text:c="5"/>0 0.0.0.0:111 <text:s text:c="12"/>0.0.0.0:* <text:s text:c="25"/></text:p>
      <text:p text:style-name="Standard">udp <text:s text:c="7"/>0 <text:s text:c="5"/>0 127.0.0.1:323 <text:s text:c="10"/>0.0.0.0:* <text:s text:c="25"/></text:p>
      <text:p text:style-name="Standard">udp <text:s text:c="7"/>0 <text:s text:c="5"/>0 0.0.0.0:5353 <text:s text:c="11"/>0.0.0.0:* <text:s text:c="25"/></text:p>
      <text:p text:style-name="Standard">udp6 <text:s text:c="6"/>0 <text:s text:c="5"/>0 :::111 <text:s text:c="17"/>:::* <text:s text:c="30"/></text:p>
      <text:p text:style-name="Standard"><text:soft-page-break/>udp6 <text:s text:c="6"/>0 <text:s text:c="5"/>0 ::1:323 <text:s text:c="16"/>:::* <text:s text:c="30"/></text:p>
      <text:p text:style-name="Standard">udp6 <text:s text:c="6"/>0 <text:s text:c="5"/>0 fe80::20c:29ff:fe12:546 :::* <text:s text:c="30"/></text:p>
      <text:p text:style-name="Standard">udp6 <text:s text:c="6"/>0 <text:s text:c="5"/>0 :::54354 <text:s text:c="15"/>:::* <text:s text:c="30"/></text:p>
      <text:p text:style-name="Standard">udp6 <text:s text:c="6"/>0 <text:s text:c="5"/>0 :::5353 <text:s text:c="16"/>:::* <text:s text:c="30"/></text:p>
      <text:p text:style-name="Standard">raw6 <text:s text:c="6"/>0 <text:s text:c="5"/>0 :::58 <text:s text:c="18"/>:::* <text:s text:c="19"/>7 <text:s text:c="9"/></text:p>
      <text:p text:style-name="Standard">Active UNIX domain sockets (only servers)</text:p>
      <text:p text:style-name="Standard">Proto RefCnt Flags <text:s text:c="6"/>Type <text:s text:c="6"/>State <text:s text:c="8"/>I-Node <text:s text:c="2"/>Path</text:p>
      <text:p text:style-name="Standard">unix <text:s/>2 <text:s text:c="5"/>[ ACC ] <text:s text:c="4"/>STREAM <text:s text:c="4"/>LISTENING <text:s text:c="4"/>277247 <text:s text:c="2"/>/var/run/.heim_org.h5l.kcm-socket</text:p>
      <text:p text:style-name="Standard">unix <text:s/>2 <text:s text:c="5"/>[ ACC ] <text:s text:c="4"/>STREAM <text:s text:c="4"/>LISTENING <text:s text:c="4"/>280740 <text:s text:c="2"/>/var/lib/sss/pipes/private/sbus-monitor</text:p>
      <text:p text:style-name="Standard">unix <text:s/>2 <text:s text:c="5"/>[ ACC ] <text:s text:c="4"/>STREAM <text:s text:c="4"/>LISTENING <text:s text:c="4"/>281717 <text:s text:c="2"/>/var/lib/sss/pipes/private/sbus-dp_implicit_files.41432</text:p>
      <text:p text:style-name="Standard"/>
      <text:p text:style-name="Standard"/>
      <text:p text:style-name="Standard">unix <text:s/>2 <text:s text:c="5"/>[ ACC ] <text:s text:c="4"/>STREAM <text:s text:c="4"/>LISTENING <text:s text:c="4"/>151538 <text:s text:c="2"/>/var/run/redis/redis.sock</text:p>
      <text:p text:style-name="Standard">unix <text:s/>2 <text:s text:c="5"/>[ ACC ] <text:s text:c="4"/>STREAM <text:s text:c="4"/>LISTENING <text:s text:c="4"/>29175 <text:s text:c="3"/>/var/run/abrt/abrt.socket</text:p>
      <text:p text:style-name="Standard">unix <text:s/>2 <text:s text:c="5"/>[ ACC ] <text:s text:c="4"/>STREAM <text:s text:c="4"/>LISTENING <text:s text:c="4"/>23802 <text:s text:c="3"/>/run/systemd/private</text:p>
      <text:p text:style-name="Standard">Active Bluetooth connections (only servers)</text:p>
      <text:p text:style-name="Standard">Proto <text:s/>Destination <text:s text:c="6"/>Source <text:s text:c="11"/>State <text:s text:c="8"/>PSM DCID <text:s text:c="2"/>SCID <text:s text:c="5"/>IMTU <text:s text:c="3"/>OMTU Security</text:p>
      <text:p text:style-name="Standard">Proto <text:s/>Destination <text:s text:c="6"/>Source <text:s text:c="11"/>State <text:s text:c="4"/>Channel</text:p>
      <text:p text:style-name="Standard">[root@localhost ~]# netstat -lntpu</text:p>
      <text:p text:style-name="Standard">Active Internet connections (only servers)</text:p>
      <text:p text:style-name="Standard">Proto Recv-Q Send-Q Local Address <text:s text:c="10"/>Foreign Address <text:s text:c="8"/>State <text:s text:c="6"/>PID/Program name <text:s text:c="3"/></text:p>
      <text:p text:style-name="Standard">tcp <text:s text:c="7"/>0 <text:s text:c="5"/>0 0.0.0.0:111 <text:s text:c="12"/>0.0.0.0:* <text:s text:c="14"/>LISTEN <text:s text:c="5"/>1/systemd <text:s text:c="10"/></text:p>
      <text:p text:style-name="Standard">tcp <text:s text:c="7"/>0 <text:s text:c="5"/>0 0.0.0.0:80 <text:s text:c="13"/>0.0.0.0:* <text:s text:c="14"/>LISTEN <text:s text:c="5"/>36851/nginx: master </text:p>
      <text:p text:style-name="Standard">tcp <text:s text:c="7"/>0 <text:s text:c="5"/>0 192.168.122.1:53 <text:s text:c="7"/>0.0.0.0:* <text:s text:c="14"/>LISTEN <text:s text:c="5"/>1864/dnsmasq <text:s text:c="7"/></text:p>
      <text:p text:style-name="Standard">tcp <text:s text:c="7"/>0 <text:s text:c="5"/>0 0.0.0.0:22 <text:s text:c="13"/>0.0.0.0:* <text:s text:c="14"/>LISTEN <text:s text:c="5"/>1193/sshd <text:s text:c="10"/></text:p>
      <text:p text:style-name="Standard">tcp <text:s text:c="7"/>0 <text:s text:c="5"/>0 127.0.0.1:631 <text:s text:c="10"/>0.0.0.0:* <text:s text:c="14"/>LISTEN <text:s text:c="5"/>1187/cupsd <text:s text:c="9"/></text:p>
      <text:p text:style-name="Standard">tcp <text:s text:c="7"/>0 <text:s text:c="5"/>0 0.0.0.0:5432 <text:s text:c="11"/>0.0.0.0:* <text:s text:c="14"/>LISTEN <text:s text:c="5"/>12667/postmaster <text:s text:c="3"/></text:p>
      <text:p text:style-name="Standard">tcp <text:s text:c="7"/>0 <text:s text:c="5"/>0 0.0.0.0:443 <text:s text:c="12"/>0.0.0.0:* <text:s text:c="14"/>LISTEN <text:s text:c="5"/>36851/nginx: master </text:p>
      <text:p text:style-name="Standard">tcp6 <text:s text:c="6"/>0 <text:s text:c="5"/>0 :::111 <text:s text:c="17"/>:::* <text:s text:c="19"/>LISTEN <text:s text:c="5"/>1/systemd <text:s text:c="10"/></text:p>
      <text:p text:style-name="Standard">tcp6 <text:s text:c="6"/>0 <text:s text:c="5"/>0 :::80 <text:s text:c="18"/>:::* <text:s text:c="19"/>LISTEN <text:s text:c="5"/>36851/nginx: master </text:p>
      <text:p text:style-name="Standard">tcp6 <text:s text:c="6"/>0 <text:s text:c="5"/>0 :::22 <text:s text:c="18"/>:::* <text:s text:c="19"/>LISTEN <text:s text:c="5"/>1193/sshd <text:s text:c="10"/></text:p>
      <text:p text:style-name="Standard">tcp6 <text:s text:c="6"/>0 <text:s text:c="5"/>0 ::1:631 <text:s text:c="16"/>:::* <text:s text:c="19"/>LISTEN <text:s text:c="5"/>1187/cupsd <text:s text:c="9"/></text:p>
      <text:p text:style-name="Standard">tcp6 <text:s text:c="6"/>0 <text:s text:c="5"/>0 :::5432 <text:s text:c="16"/>:::* <text:s text:c="19"/>LISTEN <text:s text:c="5"/>12667/postmaster <text:s text:c="3"/></text:p>
      <text:p text:style-name="Standard">tcp6 <text:s text:c="6"/>0 <text:s text:c="5"/>0 :::443 <text:s text:c="17"/>:::* <text:s text:c="19"/>LISTEN <text:s text:c="5"/>36851/nginx: master </text:p>
      <text:p text:style-name="Standard">udp <text:s text:c="7"/>0 <text:s text:c="5"/>0 0.0.0.0:48162 <text:s text:c="10"/>0.0.0.0:* <text:s text:c="26"/>970/avahi-daemon: r </text:p>
      <text:p text:style-name="Standard">udp <text:s text:c="7"/>0 <text:s text:c="5"/>0 192.168.122.1:53 <text:s text:c="7"/>0.0.0.0:* <text:s text:c="26"/>1864/dnsmasq <text:s text:c="7"/></text:p>
      <text:p text:style-name="Standard">udp <text:s text:c="7"/>0 <text:s text:c="5"/>0 0.0.0.0:67 <text:s text:c="13"/>0.0.0.0:* <text:s text:c="26"/>1864/dnsmasq <text:s text:c="7"/></text:p>
      <text:p text:style-name="Standard">udp <text:s text:c="7"/>0 <text:s text:c="5"/>0 0.0.0.0:111 <text:s text:c="12"/>0.0.0.0:* <text:s text:c="26"/>1/systemd <text:s text:c="10"/></text:p>
      <text:p text:style-name="Standard">udp <text:s text:c="7"/>0 <text:s text:c="5"/>0 127.0.0.1:323 <text:s text:c="10"/>0.0.0.0:* <text:s text:c="26"/>990/chronyd <text:s text:c="8"/></text:p>
      <text:p text:style-name="Standard">udp <text:s text:c="7"/>0 <text:s text:c="5"/>0 0.0.0.0:5353 <text:s text:c="11"/>0.0.0.0:* <text:s text:c="26"/>970/avahi-daemon: r </text:p>
      <text:p text:style-name="Standard">udp6 <text:s text:c="6"/>0 <text:s text:c="5"/>0 :::111 <text:s text:c="17"/>:::* <text:s text:c="31"/>1/systemd <text:s text:c="10"/></text:p>
      <text:p text:style-name="Standard">udp6 <text:s text:c="6"/>0 <text:s text:c="5"/>0 ::1:323 <text:s text:c="16"/>:::* <text:s text:c="31"/>990/chronyd <text:s text:c="8"/></text:p>
      <text:p text:style-name="Standard">udp6 <text:s text:c="6"/>0 <text:s text:c="5"/>0 fe80::20c:29ff:fe12:546 :::* <text:s text:c="31"/>1172/NetworkManager </text:p>
      <text:p text:style-name="Standard">udp6 <text:s text:c="6"/>0 <text:s text:c="5"/>0 :::54354 <text:s text:c="15"/>:::* <text:s text:c="31"/>970/avahi-daemon: r </text:p>
      <text:p text:style-name="Standard">udp6 <text:s text:c="6"/>0 <text:s text:c="5"/>0 :::5353 <text:s text:c="16"/>:::* <text:s text:c="31"/>970/avahi-daemon: r </text:p>
      <text:p text:style-name="Standard">[root@localhost ~]# yum install httpd</text:p>
      <text:p text:style-name="Standard">Updating Subscription Management repositories.</text:p>
      <text:p text:style-name="Standard">Last metadata expiration check: 0:32:52 ago on Tue 07 Jun 2022 04:52:50 AM PDT.</text:p>
      <text:p text:style-name="Standard">Package httpd-2.4.37-47.module+el8.6.0+14529+083145da.1.x86_64 is already installed.</text:p>
      <text:p text:style-name="Standard">Dependencies resolved.</text:p>
      <text:p text:style-name="Standard">Nothing to do.</text:p>
      <text:p text:style-name="Standard"><text:soft-page-break/>Complete!</text:p>
      <text:p text:style-name="Standard">[root@localhost ~]# yum list httpd</text:p>
      <text:p text:style-name="Standard">Updating Subscription Management repositories.</text:p>
      <text:p text:style-name="Standard">Last metadata expiration check: 0:33:05 ago on Tue 07 Jun 2022 04:52:50 AM PDT.</text:p>
      <text:p text:style-name="Standard">Installed Packages</text:p>
      <text:p text:style-name="Standard">httpd.x86_64 <text:s text:c="9"/>2.4.37-47.module+el8.6.0+14529+083145da.1 <text:s text:c="9"/>@rhel-8-for-x86_64-appstream-rpms</text:p>
      <text:p text:style-name="Standard">[root@localhost ~]# yum install httpd.x86_64 </text:p>
      <text:p text:style-name="Standard">Updating Subscription Management repositories.</text:p>
      <text:p text:style-name="Standard">Last metadata expiration check: 0:33:39 ago on Tue 07 Jun 2022 04:52:50 AM PDT.</text:p>
      <text:p text:style-name="Standard">Package httpd-2.4.37-47.module+el8.6.0+14529+083145da.1.x86_64 is already installed.</text:p>
      <text:p text:style-name="Standard">Dependencies resolved.</text:p>
      <text:p text:style-name="Standard">Nothing to do.</text:p>
      <text:p text:style-name="Standard">Complete!</text:p>
      <text:p text:style-name="Standard">[root@localhost ~]# vim /etc/httpd/conf/httpd.conf</text:p>
      <text:p text:style-name="Standard">[root@localhost ~]# systemctl restart httpd</text:p>
      <text:p text:style-name="Standard">Job for httpd.service failed because the control process exited with error code.</text:p>
      <text:p text:style-name="Standard">See "systemctl status httpd.service" and "journalctl -xe" for details.</text:p>
      <text:p text:style-name="Standard">[root@localhost ~]# semanage port -l | grep "http"</text:p>
      <text:p text:style-name="Standard">http_cache_port_t <text:s text:c="13"/>tcp <text:s text:c="5"/>8080, 8118, 8123, 10001-10010</text:p>
      <text:p text:style-name="Standard">http_cache_port_t <text:s text:c="13"/>udp <text:s text:c="5"/>3130</text:p>
      <text:p text:style-name="Standard">http_port_t <text:s text:c="19"/>tcp <text:s text:c="5"/>80, 81, 443, 488, 8008, 8009, 8443, 9000</text:p>
      <text:p text:style-name="Standard">pegasus_http_port_t <text:s text:c="11"/>tcp <text:s text:c="5"/>5988</text:p>
      <text:p text:style-name="Standard">pegasus_https_port_t <text:s text:c="10"/>tcp <text:s text:c="5"/>5989</text:p>
      <text:p text:style-name="Standard">[root@localhost ~]# semanage port -a -t "http_port_t" -p -t tcp82</text:p>
      <text:p text:style-name="Standard">usage: semanage port [-h] [-n] [-N] [-S STORE] [ --add -t TYPE -p PROTOCOL -r RANGE ( port_name | port_range ) | --delete -p PROTOCOL ( port_name | port_range ) | --deleteall <text:s/>| --extract <text:s/>| --list -C | --modify -t TYPE -p PROTOCOL -r RANGE ( port_name | port_range ) ]</text:p>
      <text:p text:style-name="Standard">semanage port: error: argument -p/--proto: expected one argument</text:p>
      <text:p text:style-name="Standard">[root@localhost ~]# semanage port -a -t "http_port_t" -p -t tcp/82</text:p>
      <text:p text:style-name="Standard">usage: semanage port [-h] [-n] [-N] [-S STORE] [ --add -t TYPE -p PROTOCOL -r RANGE ( port_name | port_range ) | --delete -p PROTOCOL ( port_name | port_range ) | --deleteall <text:s/>| --extract <text:s/>| --list -C | --modify -t TYPE -p PROTOCOL -r RANGE ( port_name | port_range ) ]</text:p>
      <text:p text:style-name="Standard">semanage port: error: argument -p/--proto: expected one argument</text:p>
      <text:p text:style-name="Standard">[root@localhost ~]# semanage port -a -t "http_port_t" -p -t tcp=82</text:p>
      <text:p text:style-name="Standard">usage: semanage port [-h] [-n] [-N] [-S STORE] [ --add -t TYPE -p PROTOCOL -r RANGE ( port_name | port_range ) | --delete -p PROTOCOL ( port_name | port_range ) | --deleteall <text:s/>| --extract <text:s/>| --list -C | --modify -t TYPE -p PROTOCOL -r RANGE ( port_name | port_range ) ]</text:p>
      <text:p text:style-name="Standard">semanage port: error: argument -p/--proto: expected one argument</text:p>
      <text:p text:style-name="Standard">[root@localhost ~]# semanage port -a -t "http_port_t" -p -t 82/tcp</text:p>
      <text:p text:style-name="Standard">usage: semanage port [-h] [-n] [-N] [-S STORE] [ --add -t TYPE -p PROTOCOL -r RANGE ( port_name | port_range ) | --delete -p PROTOCOL ( port_name | port_range ) | --deleteall <text:s/>| --extract <text:s/>| --list -C | --modify -t TYPE -p PROTOCOL -r RANGE ( port_name | port_range ) ]</text:p>
      <text:p text:style-name="Standard">semanage port: error: argument -p/--proto: expected one argument</text:p>
      <text:p text:style-name="Standard">[root@localhost ~]# semanage port -a "http_port_t" -p -t 82/tcp</text:p>
      <text:p text:style-name="Standard">usage: semanage port [-h] [-n] [-N] [-S STORE] [ --add -t TYPE -p PROTOCOL -r RANGE ( port_name | port_range ) | --delete -p PROTOCOL ( port_name | port_range ) | --deleteall <text:s/>| --extract <text:s/>| --list -C | --modify -t TYPE -p PROTOCOL -r RANGE ( port_name | port_range ) ]</text:p>
      <text:p text:style-name="Standard">semanage port: error: argument -p/--proto: expected one argument</text:p>
      <text:p text:style-name="Standard">[root@localhost ~]# semanage port -a "http_port_t" -p -t tcp/82</text:p>
      <text:p text:style-name="Standard"><text:soft-page-break/>usage: semanage port [-h] [-n] [-N] [-S STORE] [ --add -t TYPE -p PROTOCOL -r RANGE ( port_name | port_range ) | --delete -p PROTOCOL ( port_name | port_range ) | --deleteall <text:s/>| --extract <text:s/>| --list -C | --modify -t TYPE -p PROTOCOL -r RANGE ( port_name | port_range ) ]</text:p>
      <text:p text:style-name="Standard">semanage port: error: argument -p/--proto: expected one argument</text:p>
      <text:p text:style-name="Standard">[root@localhost ~]# semanage port -a "http_port_t" -p tcp 82</text:p>
      <text:p text:style-name="Standard">usage: semanage [-h]</text:p>
      <text:p text:style-name="Standard"><text:s text:c="16"/>{import,export,login,user,port,ibpkey,ibendport,interface,module,node,fcontext,boolean,permissive,dontaudit}</text:p>
      <text:p text:style-name="Standard"><text:s text:c="16"/>...</text:p>
      <text:p text:style-name="Standard">semanage: error: unrecognized arguments: 82</text:p>
      <text:p text:style-name="Standard">[root@localhost ~]# semanage port -a -t http_port_t -p tcp 82</text:p>
      <text:p text:style-name="Standard">[root@localhost ~]# semanage port -l | grep "http"</text:p>
      <text:p text:style-name="Standard">http_cache_port_t <text:s text:c="13"/>tcp <text:s text:c="5"/>8080, 8118, 8123, 10001-10010</text:p>
      <text:p text:style-name="Standard">http_cache_port_t <text:s text:c="13"/>udp <text:s text:c="5"/>3130</text:p>
      <text:p text:style-name="Standard">http_port_t <text:s text:c="19"/>tcp <text:s text:c="5"/>82, 80, 81, 443, 488, 8008, 8009, 8443, 9000</text:p>
      <text:p text:style-name="Standard">pegasus_http_port_t <text:s text:c="11"/>tcp <text:s text:c="5"/>5988</text:p>
      <text:p text:style-name="Standard">pegasus_https_port_t <text:s text:c="10"/>tcp <text:s text:c="5"/>5989</text:p>
      <text:p text:style-name="Standard">[root@localhost ~]# netstat -lntpu</text:p>
      <text:p text:style-name="Standard">Active Internet connections (only servers)</text:p>
      <text:p text:style-name="Standard">Proto Recv-Q Send-Q Local Address <text:s text:c="10"/>Foreign Address <text:s text:c="8"/>State <text:s text:c="6"/>PID/Program name <text:s text:c="3"/></text:p>
      <text:p text:style-name="Standard">tcp <text:s text:c="7"/>0 <text:s text:c="5"/>0 0.0.0.0:111 <text:s text:c="12"/>0.0.0.0:* <text:s text:c="14"/>LISTEN <text:s text:c="5"/>1/systemd <text:s text:c="10"/></text:p>
      <text:p text:style-name="Standard">tcp <text:s text:c="7"/>0 <text:s text:c="5"/>0 0.0.0.0:80 <text:s text:c="13"/>0.0.0.0:* <text:s text:c="14"/>LISTEN <text:s text:c="5"/>36851/nginx: master </text:p>
      <text:p text:style-name="Standard">tcp <text:s text:c="7"/>0 <text:s text:c="5"/>0 192.168.122.1:53 <text:s text:c="7"/>0.0.0.0:* <text:s text:c="14"/>LISTEN <text:s text:c="5"/>1864/dnsmasq <text:s text:c="7"/></text:p>
      <text:p text:style-name="Standard">tcp <text:s text:c="7"/>0 <text:s text:c="5"/>0 0.0.0.0:22 <text:s text:c="13"/>0.0.0.0:* <text:s text:c="14"/>LISTEN <text:s text:c="5"/>1193/sshd <text:s text:c="10"/></text:p>
      <text:p text:style-name="Standard">tcp <text:s text:c="7"/>0 <text:s text:c="5"/>0 127.0.0.1:631 <text:s text:c="10"/>0.0.0.0:* <text:s text:c="14"/>LISTEN <text:s text:c="5"/>1187/cupsd <text:s text:c="9"/></text:p>
      <text:p text:style-name="Standard">tcp <text:s text:c="7"/>0 <text:s text:c="5"/>0 0.0.0.0:5432 <text:s text:c="11"/>0.0.0.0:* <text:s text:c="14"/>LISTEN <text:s text:c="5"/>12667/postmaster <text:s text:c="3"/></text:p>
      <text:p text:style-name="Standard">tcp <text:s text:c="7"/>0 <text:s text:c="5"/>0 0.0.0.0:443 <text:s text:c="12"/>0.0.0.0:* <text:s text:c="14"/>LISTEN <text:s text:c="5"/>36851/nginx: master </text:p>
      <text:p text:style-name="Standard">tcp6 <text:s text:c="6"/>0 <text:s text:c="5"/>0 :::111 <text:s text:c="17"/>:::* <text:s text:c="19"/>LISTEN <text:s text:c="5"/>1/systemd <text:s text:c="10"/></text:p>
      <text:p text:style-name="Standard">tcp6 <text:s text:c="6"/>0 <text:s text:c="5"/>0 :::80 <text:s text:c="18"/>:::* <text:s text:c="19"/>LISTEN <text:s text:c="5"/>36851/nginx: master </text:p>
      <text:p text:style-name="Standard">tcp6 <text:s text:c="6"/>0 <text:s text:c="5"/>0 :::22 <text:s text:c="18"/>:::* <text:s text:c="19"/>LISTEN <text:s text:c="5"/>1193/sshd <text:s text:c="10"/></text:p>
      <text:p text:style-name="Standard">tcp6 <text:s text:c="6"/>0 <text:s text:c="5"/>0 ::1:631 <text:s text:c="16"/>:::* <text:s text:c="19"/>LISTEN <text:s text:c="5"/>1187/cupsd <text:s text:c="9"/></text:p>
      <text:p text:style-name="Standard">tcp6 <text:s text:c="6"/>0 <text:s text:c="5"/>0 :::5432 <text:s text:c="16"/>:::* <text:s text:c="19"/>LISTEN <text:s text:c="5"/>12667/postmaster <text:s text:c="3"/></text:p>
      <text:p text:style-name="Standard">tcp6 <text:s text:c="6"/>0 <text:s text:c="5"/>0 :::443 <text:s text:c="17"/>:::* <text:s text:c="19"/>LISTEN <text:s text:c="5"/>36851/nginx: master </text:p>
      <text:p text:style-name="Standard">udp <text:s text:c="7"/>0 <text:s text:c="5"/>0 0.0.0.0:48162 <text:s text:c="10"/>0.0.0.0:* <text:s text:c="26"/>970/avahi-daemon: r </text:p>
      <text:p text:style-name="Standard">udp <text:s text:c="7"/>0 <text:s text:c="5"/>0 192.168.122.1:53 <text:s text:c="7"/>0.0.0.0:* <text:s text:c="26"/>1864/dnsmasq <text:s text:c="7"/></text:p>
      <text:p text:style-name="Standard">udp <text:s text:c="7"/>0 <text:s text:c="5"/>0 0.0.0.0:67 <text:s text:c="13"/>0.0.0.0:* <text:s text:c="26"/>1864/dnsmasq <text:s text:c="7"/></text:p>
      <text:p text:style-name="Standard">udp <text:s text:c="7"/>0 <text:s text:c="5"/>0 0.0.0.0:111 <text:s text:c="12"/>0.0.0.0:* <text:s text:c="26"/>1/systemd <text:s text:c="10"/></text:p>
      <text:p text:style-name="Standard">udp <text:s text:c="7"/>0 <text:s text:c="5"/>0 127.0.0.1:323 <text:s text:c="10"/>0.0.0.0:* <text:s text:c="26"/>990/chronyd <text:s text:c="8"/></text:p>
      <text:p text:style-name="Standard">udp <text:s text:c="7"/>0 <text:s text:c="5"/>0 0.0.0.0:5353 <text:s text:c="11"/>0.0.0.0:* <text:s text:c="26"/>970/avahi-daemon: r </text:p>
      <text:p text:style-name="Standard">udp6 <text:s text:c="6"/>0 <text:s text:c="5"/>0 :::111 <text:s text:c="17"/>:::* <text:s text:c="31"/>1/systemd <text:s text:c="10"/></text:p>
      <text:p text:style-name="Standard">udp6 <text:s text:c="6"/>0 <text:s text:c="5"/>0 ::1:323 <text:s text:c="16"/>:::* <text:s text:c="31"/>990/chronyd <text:s text:c="8"/></text:p>
      <text:p text:style-name="Standard">udp6 <text:s text:c="6"/>0 <text:s text:c="5"/>0 fe80::20c:29ff:fe12:546 :::* <text:s text:c="31"/>1172/NetworkManager </text:p>
      <text:p text:style-name="Standard">udp6 <text:s text:c="6"/>0 <text:s text:c="5"/>0 :::54354 <text:s text:c="15"/>:::* <text:s text:c="31"/>970/avahi-daemon: r </text:p>
      <text:p text:style-name="Standard">udp6 <text:s text:c="6"/>0 <text:s text:c="5"/>0 :::5353 <text:s text:c="16"/>:::* <text:s text:c="31"/>970/avahi-daemon: r </text:p>
      <text:p text:style-name="Standard">[root@localhost ~]# ansible-playbook apache.yml </text:p>
      <text:p text:style-name="Standard">ERROR! the playbook: apache.yml could not be found</text:p>
      <text:p text:style-name="Standard">[root@localhost ~]# cd /var/lib/awx/projects/</text:p>
      <text:p text:style-name="Standard">[root@localhost projects]# ll</text:p>
      <text:p text:style-name="Standard">total 4</text:p>
      <text:p text:style-name="Standard">-rw-r--r--. 1 root root 273 Jun <text:s/>7 04:59 apache.yml</text:p>
      <text:p text:style-name="Standard">[root@localhost projects]# ansible-playbook apache.yml </text:p>
      <text:p text:style-name="Standard"><text:soft-page-break/></text:p>
      <text:p text:style-name="Standard">PLAY [install Apache webserver] **************************************************************************</text:p>
      <text:p text:style-name="Standard"/>
      <text:p text:style-name="Standard">TASK [Gathering Facts] ***********************************************************************************</text:p>
      <text:p text:style-name="Standard">ok: [localhost]</text:p>
      <text:p text:style-name="Standard"/>
      <text:p text:style-name="Standard">TASK [install Apache webserver] **************************************************************************</text:p>
      <text:p text:style-name="Standard">ok: [localhost]</text:p>
      <text:p text:style-name="Standard"/>
      <text:p text:style-name="Standard">TASK [Start service httpd, if not started] ***************************************************************</text:p>
      <text:p text:style-name="Standard">changed: [localhost]</text:p>
      <text:p text:style-name="Standard"/>
      <text:p text:style-name="Standard">PLAY RECAP ***********************************************************************************************</text:p>
      <text:p text:style-name="Standard">localhost <text:s text:c="17"/>: ok=3 <text:s text:c="3"/>changed=1 <text:s text:c="3"/>unreachable=0 <text:s text:c="3"/>failed=0 <text:s text:c="3"/>skipped=0 <text:s text:c="3"/>rescued=0 <text:s text:c="3"/>ignored=0 <text:s text:c="2"/></text:p>
      <text:p text:style-name="Standard"/>
      <text:p text:style-name="Standard">[root@localhost projects]#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8:15:12.577323396</meta:creation-date>
    <dc:date>2022-06-09T15:25:17.325997868</dc:date>
    <meta:editing-duration>PT10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1" meta:paragraph-count="426" meta:word-count="3011" meta:character-count="29978" meta:non-whitespace-character-count="21049"/>
  </office:meta>
</office:document-meta>
</file>